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0a4a" officeooo:paragraph-rsid="001c0a4a"/>
    </style:style>
    <style:style style:name="P2" style:family="paragraph" style:parent-style-name="Standard">
      <style:text-properties officeooo:rsid="001d6b46" officeooo:paragraph-rsid="001d6b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2</text:p>
      <text:p text:style-name="P2">1. My problem does not achieve O(1) time for the remove() and getValue() functions. This means that they cannot use any loops and they only can have 1 variable created inside the function to be O(1).</text:p>
      <text:p text:style-name="P2">2. O(N) means that you can only have as many variables as the number of elements that are in your structure. My add function only has one new created el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7:58:03.361055713</meta:creation-date>
    <dc:date>2018-11-02T18:17:29.405870630</dc:date>
    <meta:editing-duration>PT19M2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68" meta:character-count="366" meta:non-whitespace-character-count="301"/>
  </office:meta>
</office:document-meta>
</file>